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800000008002A3DBE1FADF0AD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mpactPlain" svg:font-family="CompactPlain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6.351cm" table:align="margins" style:writing-mode="lr-tb"/>
    </style:style>
    <style:style style:name="Taula1.A" style:family="table-column">
      <style:table-column-properties style:column-width="16.351cm" style:rel-column-width="65535*"/>
    </style:style>
    <style:style style:name="Taula1.A1" style:family="table-cell">
      <style:table-cell-properties fo:padding="0.097cm" fo:border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officeooo:rsid="0031eea1" officeooo:paragraph-rsid="0031eea1" style:font-size-asian="14pt" style:font-name-complex="Arial" style:font-size-complex="14pt"/>
    </style:style>
    <style:style style:name="P3" style:family="paragraph" style:parent-style-name="Standard">
      <style:text-properties style:font-name="Arial" fo:font-size="14pt" fo:language="ca" fo:country="ES" fo:font-weight="bold" officeooo:rsid="001b086d" officeooo:paragraph-rsid="0031eea1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1pt" fo:language="ca" fo:country="ES" fo:font-weight="normal" officeooo:rsid="000d7cf8" officeooo:paragraph-rsid="0031eea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language="ca" fo:country="ES" fo:font-weight="normal" officeooo:rsid="002883e1" officeooo:paragraph-rsid="0031eea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language="ca" fo:country="ES" fo:font-weight="normal" officeooo:rsid="002439c3" officeooo:paragraph-rsid="0031eea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language="ca" fo:country="ES" fo:font-weight="normal" officeooo:rsid="0024069e" officeooo:paragraph-rsid="0031eea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language="ca" fo:country="ES" fo:font-weight="normal" officeooo:rsid="0025ef6c" officeooo:paragraph-rsid="0031eea1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language="ca" fo:country="ES" fo:font-weight="normal" officeooo:rsid="00208ff0" officeooo:paragraph-rsid="0031eea1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language="ca" fo:country="ES" fo:font-weight="normal" officeooo:rsid="0033eb2b" officeooo:paragraph-rsid="0033eb2b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language="ca" fo:country="ES" fo:font-weight="normal" officeooo:rsid="003b9f6d" officeooo:paragraph-rsid="003b9f6d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fo:language="ca" fo:country="ES" fo:font-weight="bold" officeooo:rsid="0024069e" officeooo:paragraph-rsid="0031eea1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fo:language="ca" fo:country="ES" fo:font-weight="bold" officeooo:rsid="0024069e" officeooo:paragraph-rsid="0033eb2b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" fo:font-size="11pt" fo:language="ca" fo:country="ES" fo:font-weight="bold" officeooo:rsid="0024069e" officeooo:paragraph-rsid="003b9f6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fo:language="ca" fo:country="ES" fo:font-style="italic" fo:font-weight="normal" officeooo:rsid="0033eb2b" officeooo:paragraph-rsid="0039d7bb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text-properties style:font-name="Arial" fo:font-size="11pt" fo:language="ca" fo:country="ES" fo:font-style="italic" fo:font-weight="normal" officeooo:rsid="0039d7bb" officeooo:paragraph-rsid="0039d7bb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style:font-name="Arial" fo:language="ca" fo:country="ES" officeooo:paragraph-rsid="0031eea1"/>
    </style:style>
    <style:style style:name="P18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19" style:family="paragraph" style:parent-style-name="Footnote">
      <style:paragraph-properties fo:line-height="100%" style:snap-to-layout-grid="false"/>
    </style:style>
    <style:style style:name="P20" style:family="paragraph" style:parent-style-name="Footnote">
      <style:paragraph-properties fo:line-height="100%" style:snap-to-layout-grid="false"/>
      <style:text-properties officeooo:paragraph-rsid="00126f87"/>
    </style:style>
    <style:style style:name="P21" style:family="paragraph" style:parent-style-name="Footnote">
      <style:text-properties fo:font-size="5pt" style:font-size-asian="5pt"/>
    </style:style>
    <style:style style:name="P22" style:family="paragraph" style:parent-style-name="Table_20_Contents">
      <style:paragraph-properties fo:text-align="center" style:justify-single-word="false"/>
      <style:text-properties officeooo:rsid="002439c3" officeooo:paragraph-rsid="0031eea1"/>
    </style:style>
    <style:style style:name="P23" style:family="paragraph" style:parent-style-name="Table_20_Contents">
      <style:text-properties officeooo:rsid="002439c3" officeooo:paragraph-rsid="0031eea1"/>
    </style:style>
    <style:style style:name="P24" style:family="paragraph" style:parent-style-name="Table_20_Contents">
      <style:paragraph-properties fo:text-align="center" style:justify-single-word="false"/>
      <style:text-properties officeooo:rsid="0038f4d2" officeooo:paragraph-rsid="0038f4d2"/>
    </style:style>
    <style:style style:name="P25" style:family="paragraph" style:parent-style-name="Standard" style:list-style-name="L1">
      <style:text-properties style:font-name="Arial" fo:font-size="11pt" fo:language="ca" fo:country="ES" fo:font-weight="normal" officeooo:rsid="002883e1" officeooo:paragraph-rsid="0031eea1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Arial" fo:font-size="11pt" fo:language="ca" fo:country="ES" fo:font-weight="normal" officeooo:rsid="002883e1" officeooo:paragraph-rsid="0031eea1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Arial" fo:font-size="11pt" fo:language="ca" fo:country="ES" fo:font-weight="normal" officeooo:rsid="003c6751" officeooo:paragraph-rsid="003c6751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" fo:font-size="11pt" fo:language="ca" fo:country="ES" fo:font-weight="bold" officeooo:rsid="003c6751" officeooo:paragraph-rsid="003c6751" style:font-size-asian="11pt" style:font-weight-asian="bold" style:font-size-complex="11pt" style:font-weight-complex="bold"/>
    </style:style>
    <style:style style:name="P29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1eea1" style:font-size-asian="14pt" style:font-name-complex="Arial" style:font-size-complex="14pt"/>
    </style:style>
    <style:style style:name="P30" style:family="paragraph" style:parent-style-name="Standard">
      <style:paragraph-properties fo:break-before="page"/>
      <style:text-properties style:font-name="Arial" fo:font-size="11pt" fo:language="ca" fo:country="ES" fo:font-weight="bold" officeooo:rsid="003c6751" officeooo:paragraph-rsid="003c6751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Courier New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officeooo:rsid="000bc332"/>
    </style:style>
    <style:style style:name="T2" style:family="text">
      <style:text-properties officeooo:rsid="00146ddf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5" style:family="text">
      <style:text-properties fo:font-weight="normal" officeooo:rsid="00139acd" style:font-weight-asian="normal" style:font-weight-complex="normal"/>
    </style:style>
    <style:style style:name="T6" style:family="text">
      <style:text-properties fo:font-weight="normal" officeooo:rsid="000a7b6c" style:font-weight-asian="normal" style:font-weight-complex="normal"/>
    </style:style>
    <style:style style:name="T7" style:family="text">
      <style:text-properties fo:font-weight="normal" officeooo:rsid="000d0237" style:font-weight-asian="normal" style:font-weight-complex="normal"/>
    </style:style>
    <style:style style:name="T8" style:family="text">
      <style:text-properties fo:font-weight="normal" officeooo:rsid="001b086d" style:font-weight-asian="normal" style:font-weight-complex="normal"/>
    </style:style>
    <style:style style:name="T9" style:family="text">
      <style:text-properties fo:font-weight="normal" officeooo:rsid="0022776e" style:font-weight-asian="normal" style:font-weight-complex="normal"/>
    </style:style>
    <style:style style:name="T10" style:family="text">
      <style:text-properties fo:font-weight="normal" officeooo:rsid="0025ef6c" style:font-weight-asian="normal" style:font-weight-complex="normal"/>
    </style:style>
    <style:style style:name="T11" style:family="text">
      <style:text-properties fo:font-weight="normal" officeooo:rsid="003c6751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39c3" style:font-weight-asian="bold" style:font-weight-complex="bold"/>
    </style:style>
    <style:style style:name="T14" style:family="text">
      <style:text-properties officeooo:rsid="001b086d"/>
    </style:style>
    <style:style style:name="T15" style:family="text">
      <style:text-properties officeooo:rsid="002883e1"/>
    </style:style>
    <style:style style:name="T16" style:family="text">
      <style:text-properties officeooo:rsid="0025ef6c"/>
    </style:style>
    <style:style style:name="T17" style:family="text">
      <style:text-properties officeooo:rsid="002439c3"/>
    </style:style>
    <style:style style:name="T18" style:family="text">
      <style:text-properties officeooo:rsid="002a3e6a"/>
    </style:style>
    <style:style style:name="T19" style:family="text">
      <style:text-properties officeooo:rsid="0033a673"/>
    </style:style>
    <style:style style:name="T20" style:family="text">
      <style:text-properties officeooo:rsid="0033d185"/>
    </style:style>
    <style:style style:name="T21" style:family="text">
      <style:text-properties officeooo:rsid="0033eb2b"/>
    </style:style>
    <style:style style:name="T22" style:family="text">
      <style:text-properties officeooo:rsid="0039d7bb"/>
    </style:style>
    <style:style style:name="T23" style:family="text">
      <style:text-properties officeooo:rsid="003b9f6d"/>
    </style:style>
    <style:style style:name="T24" style:family="text">
      <style:text-properties officeooo:rsid="003c67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àctica <text:span text:style-name="T24">3</text:span>:<text:span text:style-name="T14"> Refactoring.</text:span></text:p>
      <text:p text:style-name="P17"><text:span text:style-name="T6">L’objectiu d’aquesta </text:span><text:span text:style-name="T7">pràctica és </text:span><text:span text:style-name="T8">introduir</text:span><text:span text:style-name="T9"> a l'alumne en el concepte </text:span><text:span text:style-name="T11">de Refactoring</text:span><text:span text:style-name="T10">.</text:span></text:p>
      <text:p text:style-name="P4"/>
      <text:p text:style-name="P5">Donat el següent codi, heu d'aplicar les regles de codi net i de refactoring per tal de millorar el codi.</text:p>
      <text:p text:style-name="P5"/>
      <table:table table:name="Taula1" table:style-name="Taula1">
        <table:table-column table:style-name="Taula1.A"/>
        <table:table-row>
          <table:table-cell table:style-name="Taula1.A1" office:value-type="string">
            <text:p text:style-name="P31">import java.io.*;</text:p>
            <text:p text:style-name="P31">public class Main {</text:p>
            <text:p text:style-name="P31"><text:s text:c="4"/>public static void main (String[] args) throws IOException <text:s/>{</text:p>
            <text:p text:style-name="P31"><text:s text:c="8"/>BufferedReader reader = new BufferedReader(new InputStreamReader(System.in));</text:p>
            <text:p text:style-name="P31"><text:s text:c="8"/>float a,b,c,d;String str;</text:p>
            <text:p text:style-name="P31"><text:s text:c="8"/>b=0;</text:p>
            <text:p text:style-name="P31"><text:s text:c="6"/>System.out.print("Quanta gent: ");</text:p>
            <text:p text:style-name="P31"><text:s text:c="8"/>String text= reader.readLine();</text:p>
            <text:p text:style-name="P31"><text:s text:c="8"/>int as = Integer.parseInt(text);</text:p>
            <text:p text:style-name="P31"><text:s text:c="6"/>while(as&gt;50 || as&lt;1){</text:p>
            <text:p text:style-name="P31"><text:s text:c="12"/>System.out.println("ERROR");</text:p>
            <text:p text:style-name="P31"><text:s text:c="12"/>text= reader.readLine();</text:p>
            <text:p text:style-name="P31"><text:s text:c="12"/>as = Integer.parseInt(text);</text:p>
            <text:p text:style-name="P31"><text:s text:c="8"/>}</text:p>
            <text:p text:style-name="P31"><text:s text:c="6"/>float v[];v = new float[as];</text:p>
            <text:p text:style-name="P31"><text:s text:c="6"/>for(int i=0;i&lt;v.length;i++){</text:p>
            <text:p text:style-name="P31"><text:s text:c="12"/>System.out.print("Introdueix "+(i+1)+": ");</text:p>
            <text:p text:style-name="P31"><text:s text:c="12"/>str = reader.readLine();</text:p>
            <text:p text:style-name="P31"><text:s text:c="12"/>a = Float.parseFloat(str);</text:p>
            <text:p text:style-name="P31"><text:s text:c="12"/>while(a&gt;10 || a&lt;0){</text:p>
            <text:p text:style-name="P31"><text:s text:c="12"/>System.out.println("ERROR");</text:p>
            <text:p text:style-name="P31"><text:s text:c="12"/>System.out.print("Introdueix "+(i+1)+": ");</text:p>
            <text:p text:style-name="P31"><text:s text:c="12"/>str = reader.readLine();</text:p>
            <text:p text:style-name="P31"><text:s text:c="12"/>a = Float.parseFloat(str);</text:p>
            <text:p text:style-name="P31"><text:s text:c="12"/>}</text:p>
            <text:p text:style-name="P31"><text:s text:c="12"/>v[i]=a;</text:p>
            <text:p text:style-name="P31"><text:s text:c="12"/>System.out.println(v[i]);</text:p>
            <text:p text:style-name="P31"><text:s text:c="8"/>}</text:p>
            <text:p text:style-name="P31"/>
            <text:p text:style-name="P31"><text:s text:c="6"/>for(int i=0;i&lt;=v.length-1;i++){</text:p>
            <text:p text:style-name="P31"><text:s text:c="12"/>float v1 = v[i];</text:p>
            <text:p text:style-name="P31">b = b + v1;</text:p>
            <text:p text:style-name="P31"><text:s text:c="8"/>}</text:p>
            <text:p text:style-name="P31"><text:soft-page-break/><text:s text:c="6"/>c=v[0];</text:p>
            <text:p text:style-name="P31"><text:s text:c="8"/>d=v[0];</text:p>
            <text:p text:style-name="P31"><text:s text:c="8"/>for(int i=0;i&lt;v.length;i++){</text:p>
            <text:p text:style-name="P31">float v1 = v[i];</text:p>
            <text:p text:style-name="P31"><text:s text:c="12"/>if(v1&gt;c){</text:p>
            <text:p text:style-name="P31"><text:s text:c="16"/>c=v[i];</text:p>
            <text:p text:style-name="P31"><text:s text:c="12"/>}</text:p>
            <text:p text:style-name="P31"><text:s text:c="12"/>if(v1&lt;d){</text:p>
            <text:p text:style-name="P31"><text:s text:c="16"/>d=v[i];</text:p>
            <text:p text:style-name="P31"><text:s text:c="12"/>}</text:p>
            <text:p text:style-name="P31"><text:s text:c="8"/>}</text:p>
            <text:p text:style-name="P31"><text:s text:c="6"/>System.out.println();</text:p>
            <text:p text:style-name="P31"><text:s text:c="6"/>for(int i=0;i&lt;v.length;i++){</text:p>
            <text:p text:style-name="P31"><text:s text:c="12"/>System.out.print(v[i]+", ");</text:p>
            <text:p text:style-name="P31"><text:s text:c="8"/>}</text:p>
            <text:p text:style-name="P31"><text:s text:c="6"/>System.out.println();</text:p>
            <text:p text:style-name="P31"><text:s text:c="7"/>//Imprimir </text:p>
            <text:p text:style-name="P31"><text:s text:c="8"/>System.out.println("Mitja: "+b/v.length);</text:p>
            <text:p text:style-name="P31"><text:s text:c="8"/>System.out.println("Pitjor: "+c);</text:p>
            <text:p text:style-name="P31"><text:s text:c="8"/>System.out.println("Millor: "+d);</text:p>
            <text:p text:style-name="P31"><text:s text:c="6"/>}</text:p>
            <text:p text:style-name="P31">}</text:p>
          </table:table-cell>
        </table:table-row>
      </table:table>
      <text:p text:style-name="P5"/>
      <text:p text:style-name="P5"/>
      <text:p text:style-name="P28"/>
      <text:p text:style-name="P30">Contesta a les següents qüestions:</text:p>
      <text:list xml:id="list3923963793" text:style-name="L2">
        <text:list-item>
          <text:p text:style-name="P27">Patró de reanomenar. <text:s/>Quins canvis heu realitzat en el reanomenament de variables i mètodes. Justifiqueu cada canvi de nom.</text:p>
        </text:list-item>
        <text:list-item>
          <text:p text:style-name="P27">Patró d'extracció de constants. Heu detectats algunes constants? Com les heu anomenat? </text:p>
        </text:list-item>
        <text:list-item>
          <text:p text:style-name="P27">Patró d'extracció de funcions. Alhora de definir les funcions heu:</text:p>
          <text:list>
            <text:list-item>
              <text:p text:style-name="P27">El nom de les funcions és un verb i descriu de manera inequívoca el que fa la funció.</text:p>
            </text:list-item>
            <text:list-item>
              <text:p text:style-name="P27">Tingut en compte el principi de responsabilitat única. Les funcions que heu creat fan només una sola cosa? Comenteu / fixeu-vos per a cada funció si passa això.</text:p>
            </text:list-item>
            <text:list-item>
              <text:p text:style-name="P27">El nombre d'arguments és el menor, tendint a 0 o màxim 2.</text:p>
            </text:list-item>
            <text:list-item>
              <text:p text:style-name="P27">No passeu cap argument de tipus boolean (flag)</text:p>
            </text:list-item>
          </text:list>
        </text:list-item>
        <text:list-item>
          <text:p text:style-name="P27">Formatat del fitxer.</text:p>
          <text:list>
            <text:list-item>
              <text:p text:style-name="P27">S'ha reduït el nombre de línies de l'arxiu.</text:p>
            </text:list-item>
            <text:list-item>
              <text:p text:style-name="P27">Format vertical. <text:s/></text:p>
              <text:list>
                <text:list-item>
                  <text:p text:style-name="P27">Trossos de codi similars separats per blancs.</text:p>
                </text:list-item>
                <text:list-item>
                  <text:p text:style-name="P27">Densitat vertical, el codi es llegeix fàcilment.</text:p>
                </text:list-item>
              </text:list>
            </text:list-item>
            <text:list-item>
              <text:p text:style-name="P27">Format horitzontal. <text:s/></text:p>
              <text:list>
                <text:list-item>
                  <text:p text:style-name="P27">Identat.</text:p>
                </text:list-item>
                <text:list-item>
                  <text:p text:style-name="P27">Densitat horitzontal. Cada línia fa una sola cosa.</text:p>
                </text:list-item>
                <text:list-item>
                  <text:p text:style-name="P27">Els operadors han de ser significatius.</text:p>
                </text:list-item>
              </text:list>
            </text:list-item>
          </text:list>
        </text:list-item>
        <text:list-item>
          <text:p text:style-name="P27">Optimització codi.</text:p>
          <text:list>
            <text:list-item>
              <text:p text:style-name="P27">Heu eliminat línies redundants. Comenta quines i perquè.</text:p>
            </text:list-item>
            <text:list-item>
              <text:p text:style-name="P27">Heu eliminat variables usades de més. Comenta quines variables i perquè.</text:p>
            </text:list-item>
            <text:list-item>
              <text:p text:style-name="P27">Realitzat alguna millora per tal de ser més eficient. Comenta el canvi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mpactPlain" svg:font-family="CompactPlain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officeooo:rsid="0031eea1" officeooo:paragraph-rsid="0031eea1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  <style:text-properties officeooo:paragraph-rsid="00126f87"/>
    </style:style>
    <style:style style:name="MP5" style:family="paragraph" style:parent-style-name="Footnote">
      <style:paragraph-properties fo:line-height="100%" style:snap-to-layout-grid="false"/>
    </style:style>
    <style:style style:name="MP6" style:family="paragraph" style:parent-style-name="Footnote">
      <style:text-properties fo:font-size="5pt" style:font-size-asian="5pt"/>
    </style:style>
    <style:style style:name="MT1" style:family="text">
      <style:text-properties officeooo:rsid="000bc332"/>
    </style:style>
    <style:style style:name="MT2" style:family="text">
      <style:text-properties officeooo:rsid="00146ddf"/>
    </style:style>
    <style:style style:name="MT3" style:family="text">
      <style:text-properties style:font-name="Arial" fo:font-size="9pt" style:font-size-asian="9pt" style:font-name-complex="Arial"/>
    </style:style>
    <style:style style:name="MT4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2"><draw:image xlink:href="Pictures/1000000000000800000008002A3DBE1FADF0AD9C.jpg" xlink:type="simple" xlink:show="embed" xlink:actuate="onLoad" loext:mime-type="image/jpeg"/></draw:frame><text:span text:style-name="MT1">Entorns de desenvolupament</text:span>.</text:p>
              <text:p text:style-name="MP2">Optimització de programari - UF2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<text:span text:style-name="MT2">a</text:span></text:p>
            </table:table-cell>
            <table:table-cell table:style-name="Taula12.B1" office:value-type="string">
              <text:p text:style-name="MP5"><text:span text:style-name="MT3">Pàgina </text:span><text:span text:style-name="MT4"><text:page-number text:select-page="current">1</text:page-number></text:span><text:span text:style-name="MT4"><text:s/>de </text:span><text:span text:style-name="MT4"><text:page-count style:num-format="1">3</text:page-count></text:span></text:p>
            </table:table-cell>
          </table:table-row>
        </table:table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1</dc:title>
    <meta:initial-creator>Josep Vilardell</meta:initial-creator>
    <meta:creation-date>2011-09-13T17:29:00</meta:creation-date>
    <dc:date>2020-01-16T15:23:36.158685545</dc:date>
    <meta:print-date>2011-03-02T18:52:00</meta:print-date>
    <dc:language>ca-ES</dc:language>
    <meta:editing-cycles>67</meta:editing-cycles>
    <meta:editing-duration>PT12H9M2S</meta:editing-duration>
    <meta:document-statistic meta:table-count="3" meta:image-count="1" meta:object-count="0" meta:page-count="3" meta:paragraph-count="82" meta:word-count="380" meta:character-count="3076" meta:non-whitespace-character-count="2327"/>
    <meta:user-defined meta:name="Info 1"/>
    <meta:user-defined meta:name="Info 2"/>
    <meta:user-defined meta:name="Info 3"/>
    <meta:user-defined meta:name="Info 4"/>
  </office:meta>
</office:document-meta>
</file>